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" svg:font-family="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FreeSans" officeooo:rsid="00154979" officeooo:paragraph-rsid="00154979"/>
    </style:style>
    <style:style style:name="P2" style:family="paragraph" style:parent-style-name="Standard" style:list-style-name="L1">
      <style:text-properties style:font-name="FreeSans" officeooo:rsid="00154979" officeooo:paragraph-rsid="00154979"/>
    </style:style>
    <style:style style:name="P3" style:family="paragraph" style:parent-style-name="Standard" style:list-style-name="L2">
      <style:text-properties style:font-name="FreeSans" officeooo:rsid="00154979" officeooo:paragraph-rsid="00154979"/>
    </style:style>
    <style:style style:name="P4" style:family="paragraph" style:parent-style-name="Standard" style:list-style-name="L2">
      <style:text-properties style:font-name="FreeSans" officeooo:rsid="00156b72" officeooo:paragraph-rsid="00156b72"/>
    </style:style>
    <style:style style:name="T1" style:family="text">
      <style:text-properties officeooo:rsid="00156b72"/>
    </style:style>
    <style:style style:name="T2" style:family="text">
      <style:text-properties officeooo:rsid="0015f2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 relação <text:s/>este a este item, o primeiro cenário que sugiro seria o uso do banco de dados PostgreSQL.</text:p>
      <text:list xml:id="list2892491835942706453" text:style-name="L1">
        <text:list-item>
          <text:p text:style-name="P2">Vantagens: é um banco de dados relacional, robusto, bastante extensível e muito rápido. Por ser relacional, pode-se criar um catálogo de cervejas complexo, onde os dados podem estar em tabelas diferentes e até mesmo diferentes esquemas: as chaves extrangeiras garantem a integridade dos dados, quando devidamente mapeados.</text:p>
        </text:list-item>
        <text:list-item>
          <text:p text:style-name="P2">Desvantagens: por ser robusto, exige mais dos recursos do servidor. Se não for bem configurado ou o servidor não dispor de bons recursos (uma boa conexão, uma boa quantidade de memória RAM e espaço em disco, etc), pode começar a atrasar o envio da resposta das consultas. Precisa de uma camada intermediária para tratar os dados e apresentá-los ao usuário. Consultas mal escritas podem resultar em resultados incorretos e o aumento do consumo dos recursos da máquina.</text:p>
        </text:list-item>
      </text:list>
      <text:p text:style-name="P1">A outra sugestão seria o uso de um banco de dados não relacional, do tipo documental, tal como o MongoDB e outros.</text:p>
      <text:list xml:id="list4059588838077659410" text:style-name="L2">
        <text:list-item>
          <text:p text:style-name="P3">Vantagens: é um banco de dados extremamente rápido, <text:span text:style-name="T1">muito leve</text:span>, não relacional e mais leve. O fato de possibilitar a consulta de dados sem uma linguagem especial (SQL), facilita o desenvolvimento. Permite a conexão direta <text:span text:style-name="T1">do banco </text:span>com o cliente, sem o uso de camadas intermediárias. <text:span text:style-name="T1">Por ser um banco de dados “documental”, reduz a necessidade de tratar os dados antes de os apresentar ao cliente.</text:span></text:p>
        </text:list-item>
        <text:list-item>
          <text:p text:style-name="P4">Desvantagens: Por possibilitar a conexão direta do banco com o cliente, é preciso reforçar as configurações de segurança do servidor. Por ser um banco de dados documental, não é possível criar relações entre as mais diversas tabelas, fazendo com que os dados de um objeto filho, fiquem dentro do objeto pai e isso faz com que haja redundância dos dados, ainda que seja rápido na escrita. Por mais que se espalhe os dados por diversas “tabelas”, não é possível garantir a integridade dos dados, sendo necessário a escrita de <text:span text:style-name="T2">mais</text:span> códig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" svg:font-family="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22:56:59.196553817</meta:creation-date>
    <dc:date>2017-09-26T23:23:22.695630000</dc:date>
    <meta:editing-duration>PT1M8S</meta:editing-duration>
    <meta:editing-cycles>1</meta:editing-cycles>
    <meta:document-statistic meta:table-count="0" meta:image-count="0" meta:object-count="0" meta:page-count="1" meta:paragraph-count="6" meta:word-count="326" meta:character-count="1941" meta:non-whitespace-character-count="1624"/>
    <meta:generator>LibreOffice/5.1.6.2$Linux_X86_64 LibreOffice_project/10m0$Build-2</meta:generator>
  </office:meta>
</office:document-meta>
</file>